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6C000000CECE766823.png"/>
  <manifest:file-entry manifest:media-type="image/png" manifest:full-path="Pictures/1000000000000308000001E6D112A3EE.png"/>
  <manifest:file-entry manifest:media-type="image/png" manifest:full-path="Pictures/100000000000041200000252586F5579.png"/>
  <manifest:file-entry manifest:media-type="image/png" manifest:full-path="Pictures/10000000000003CF000002300258A76C.png"/>
  <manifest:file-entry manifest:media-type="image/png" manifest:full-path="Pictures/100000000000040000000254135910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5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5%" style:mirror="non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Symbol" style:font-family-generic="swiss" style:font-pitch="variable" style:font-charset="x-symbol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5cm" svg:height="14.36cm" svg:x="1.095cm" svg:y="6.335cm">
          <draw:image xlink:href="Pictures/10000000000003CF000002300258A76C.png" xlink:type="simple" xlink:show="embed" xlink:actuate="onLoad">
            <text:p/>
          </draw:image>
        </draw:frame>
        <draw:frame draw:style-name="gr2" draw:text-style-name="P1" draw:layer="layout" svg:width="21.964cm" svg:height="4.654cm" svg:x="3.698cm" svg:y="12.376cm">
          <draw:image xlink:href="Pictures/100002010000026C000000CECE766823.png" xlink:type="simple" xlink:show="embed" xlink:actuate="onLoad">
            <text:p/>
          </draw:image>
        </draw:frame>
        <draw:custom-shape draw:style-name="gr3" draw:text-style-name="P1" draw:layer="layout" svg:width="0.414cm" svg:height="0.414cm" svg:x="14.441cm" svg:y="1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14cm" svg:height="0.414cm" svg:x="9.041cm" svg:y="14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14cm" svg:height="0.414cm" svg:x="5.441cm" svg:y="1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11.53cm" svg:height="7.22cm" svg:x="15.262cm" svg:y="7.181cm">
          <draw:image xlink:href="Pictures/1000000000000308000001E6D112A3EE.png" xlink:type="simple" xlink:show="embed" xlink:actuate="onLoad">
            <text:p/>
          </draw:image>
        </draw:frame>
        <draw:frame draw:style-name="gr6" draw:text-style-name="P1" draw:layer="layout" svg:width="11cm" svg:height="6.27cm" svg:x="12.62cm" svg:y="1.279cm">
          <draw:image xlink:href="Pictures/100000000000041200000252586F5579.png" xlink:type="simple" xlink:show="embed" xlink:actuate="onLoad">
            <text:p/>
          </draw:image>
        </draw:frame>
        <draw:frame draw:style-name="gr6" draw:text-style-name="P1" draw:layer="layout" svg:width="10cm" svg:height="5.82cm" svg:x="1.952cm" svg:y="2.84cm">
          <draw:image xlink:href="Pictures/100000000000040000000254135910E1.png" xlink:type="simple" xlink:show="embed" xlink:actuate="onLoad">
            <text:p/>
          </draw:image>
        </draw:frame>
        <draw:custom-shape draw:style-name="gr3" draw:text-style-name="P1" draw:layer="layout" svg:width="0.414cm" svg:height="0.414cm" svg:x="16.741cm" svg:y="13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14cm" svg:height="0.414cm" svg:x="14.64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14cm" svg:height="0.414cm" svg:x="3.641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4.487cm" svg:height="1.009cm" svg:x="19cm" svg:y="9.628cm">
          <draw:text-box>
            <text:p text:style-name="P2"><text:span text:style-name="T1">h/r</text:span>=0.1, m=0.5</text:p>
          </draw:text-box>
        </draw:frame>
        <draw:frame draw:style-name="gr7" draw:text-style-name="P2" draw:layer="layout" svg:width="5.122cm" svg:height="1.009cm" svg:x="15.686cm" svg:y="3.444cm">
          <draw:text-box>
            <text:p text:style-name="P2"><text:span text:style-name="T1">h/r</text:span>=0.15, m=0.35</text:p>
          </draw:text-box>
        </draw:frame>
        <draw:frame draw:style-name="gr7" draw:text-style-name="P2" draw:layer="layout" svg:width="5.122cm" svg:height="1.009cm" svg:x="4.402cm" svg:y="5.294cm">
          <draw:text-box>
            <text:p text:style-name="P2"><text:span text:style-name="T1">h/r</text:span>=0.25, m=0.25</text:p>
          </draw:text-box>
        </draw:frame>
        <draw:frame draw:style-name="gr7" draw:text-style-name="P3" draw:layer="layout" svg:width="2.282cm" svg:height="0.983cm" svg:x="19.956cm" svg:y="10.775cm">
          <draw:text-box>
            <text:p><text:span text:style-name="T1">mode I</text:span></text:p>
          </draw:text-box>
        </draw:frame>
        <draw:frame draw:style-name="gr7" draw:text-style-name="P3" draw:layer="layout" svg:width="2.494cm" svg:height="0.983cm" svg:x="16.895cm" svg:y="4.496cm">
          <draw:text-box>
            <text:p><text:span text:style-name="T1">mode II</text:span></text:p>
          </draw:text-box>
        </draw:frame>
        <draw:frame draw:style-name="gr7" draw:text-style-name="P3" draw:layer="layout" svg:width="2.282cm" svg:height="0.983cm" svg:x="19.956cm" svg:y="10.776cm">
          <draw:text-box>
            <text:p><text:span text:style-name="T1">mode I</text:span></text:p>
          </draw:text-box>
        </draw:frame>
        <draw:frame draw:style-name="gr7" draw:text-style-name="P3" draw:layer="layout" svg:width="2.705cm" svg:height="0.983cm" svg:x="5.562cm" svg:y="6.415cm">
          <draw:text-box>
            <text:p><text:span text:style-name="T1">mode III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2-15T17:01:44</meta:creation-date>
    <meta:editing-duration>PT00H34M40S</meta:editing-duration>
    <meta:editing-cycles>13</meta:editing-cycles>
    <dc:date>2017-02-16T12:22:11</dc:date>
    <meta:generator>NeoOffice/3.4.1$Unix OpenOffice.org_project/Patch 8</meta:generator>
    <meta:document-statistic meta:object-count="41"/>
  </office:meta>
</office:document-meta>
</file>